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ENSEIGNANT – CAPITALISME DE SURVEILLANCE</text:p>
      <text:p text:style-name="P1"/>
      <text:p text:style-name="P2">PHASE 1 : ACCROCHE – "Que savez-vous de moi ?" (7 min)</text:p>
      <text:p text:style-name="P2"/>
      <text:p text:style-name="P1">TEASER (à lire ou projeter) :</text:p>
      <text:p text:style-name="P1">"Imaginez : vous ne m'avez jamais vu, jamais parlé. Pourtant, en 30 secondes, </text:p>
      <text:p text:style-name="P1">une intelligence artificielle pourrait deviner mon âge approximatif, mes centres </text:p>
      <text:p text:style-name="P1">d'intérêt, ma ville, et même mon humeur du jour... Comment est-ce possible ?"</text:p>
      <text:p text:style-name="P1"/>
      <text:p text:style-name="P1">VARIANTE CHOC :</text:p>
      <text:p text:style-name="P1">"Pourquoi cette pub pour des chaussures de running est-elle apparue sur mon </text:p>
      <text:p text:style-name="P1">téléphone hier ? Je n'en ai jamais cherché... ou si ?"</text:p>
      <text:p text:style-name="P1"/>
      <text:p text:style-name="P1">--------------------------------------------------------------------------------</text:p>
      <text:p text:style-name="P1">ELEMENTS DE LANCEMENT POUR LES ELEVES</text:p>
      <text:p text:style-name="P1">--------------------------------------------------------------------------------</text:p>
      <text:p text:style-name="P1"/>
      <text:p text:style-name="P1">Consigne (à écrire au tableau ou distribuer) :</text:p>
      <text:p text:style-name="P1">"En binôme, vous avez 3 minutes. Listez 5 informations qu'une application comme </text:p>
      <text:p text:style-name="P1">TikTok, Instagram ou Google pourrait connaître sur vous, même sans que vous </text:p>
      <text:p text:style-name="P1">les donniez explicitement."</text:p>
      <text:p text:style-name="P1"/>
      <text:p text:style-name="P1">AIDES AU DEMARRAGE (à projeter ou écrire au tableau) :</text:p>
      <text:p text:style-name="P1"/>
      <text:p text:style-name="P1">Pensez à :</text:p>
      <text:p text:style-name="P1"><text:s text:c="2"/>-&gt; Ce que vous POSTEZ (photos, commentaires, likes)</text:p>
      <text:p text:style-name="P1"><text:s text:c="2"/>-&gt; Ce que vous FAITES (temps passé, moments de connexion)</text:p>
      <text:p text:style-name="P1"><text:s text:c="2"/>-&gt; Ce que votre APPAREIL transmet (localisation, modèle, batterie)</text:p>
      <text:p text:style-name="P1"><text:s text:c="2"/>-&gt; Ce que d'autres DISENT de vous (tags, partages, commentaires)</text:p>
      <text:p text:style-name="P1"/>
      <text:p text:style-name="P1">QUESTION RELANCE SI BLOCAGE :</text:p>
      <text:p text:style-name="P1">"Si je vous dis 'vous avez regardé une vidéo de chat jusqu'au bout hier soir', </text:p>
      <text:p text:style-name="P1">est-ce que cette information a de la valeur ? Pour qui ?"</text:p>
      <text:p text:style-name="P1"/>
      <text:p text:style-name="P1">--------------------------------------------------------------------------------</text:p>
      <text:p text:style-name="P1">INSTITUTIONNALISATION (à faire copier ou projeter en fin de phase)</text:p>
      <text:p text:style-name="P1">--------------------------------------------------------------------------------</text:p>
      <text:p text:style-name="P1"/>
      <text:p text:style-name="P1">CE QU'IL FAUT RETENIR – PHASE 1</text:p>
      <text:p text:style-name="P1"/>
      <text:p text:style-name="P1">• TRACE NUMERIQUE = toute information laissée lors d'une activité en ligne</text:p>
      <text:p text:style-name="P1"/>
      <text:p text:style-name="P1">• Deux types de traces :</text:p>
      <text:p text:style-name="P1"><text:s text:c="2"/>-&gt; VOLONTAIRES : ce que je publie, commente, like (je choisis)</text:p>
      <text:p text:style-name="P1"><text:s text:c="2"/>-&gt; INVOLONTAIRES : localisation, temps de consultation, appareil utilisé </text:p>
      <text:p text:style-name="P1"><text:s text:c="5"/>(je ne choisis pas toujours)</text:p>
      <text:p text:style-name="P1"/>
      <text:p text:style-name="P1">• Chaque trace a une VALEUR : elle peut être collectée, stockée, analysée, </text:p>
      <text:p text:style-name="P1"><text:soft-page-break/><text:s text:c="2"/>revendue.</text:p>
      <text:p text:style-name="P1"/>
      <text:p text:style-name="P1">PHRASE-CLE A RETENIR :</text:p>
      <text:p text:style-name="P1">"Sur Internet, rien ne s'efface vraiment, et tout peut être monétisé."</text:p>
      <text:p text:style-name="P1"/>
      <text:p text:style-name="P2">PHASE 2 : DECOUVERTE – Le cycle de Zuboff simplifié (12 min)</text:p>
      <text:p text:style-name="P2"/>
      <text:p text:style-name="P1">TEASER (à lire ou projeter) :</text:p>
      <text:p text:style-name="P1">"Et si je vous disais que vous n'êtes pas le client de Google, mais son PRODUIT ? </text:p>
      <text:p text:style-name="P1">Shoshana Zuboff, une chercheuse américaine, a donné un nom à ce système : </text:p>
      <text:p text:style-name="P1">le CAPITALISME DE SURVEILLANCE. Décryptage en 6 étapes."</text:p>
      <text:p text:style-name="P1"/>
      <text:p text:style-name="P1">ACCROCHE VISUELLE :</text:p>
      <text:p text:style-name="P1">Dessiner au tableau un cycle vide avec 6 cases numérotées, ou projeter le </text:p>
      <text:p text:style-name="P1">schéma incomplet de la fiche élève.</text:p>
      <text:p text:style-name="P1"/>
      <text:p text:style-name="P1">--------------------------------------------------------------------------------</text:p>
      <text:p text:style-name="P1">ELEMENTS DE LANCEMENT POUR LES ELEVES</text:p>
      <text:p text:style-name="P1">--------------------------------------------------------------------------------</text:p>
      <text:p text:style-name="P1"/>
      <text:p text:style-name="P1">Consigne (sur la fiche ou au tableau) :</text:p>
      <text:p text:style-name="P1">"À l'aide des mots proposés, reconstituez le cycle du capitalisme de surveillance. </text:p>
      <text:p text:style-name="P1">Vous pouvez vous aider de vos connaissances et des échanges avec votre voisin."</text:p>
      <text:p text:style-name="P1"/>
      <text:p text:style-name="P1">MOTS A DISPOSITION (à projeter) :</text:p>
      <text:p text:style-name="P1">PREDICTIONS • DONNEES PERSONNELLES • PUBLICITES CIBLEES </text:p>
      <text:p text:style-name="P1">• SERVICE "GRATUIT" • ALGORITHMES • ACHETEURS (annonceurs, assureurs, partis...)</text:p>
      <text:p text:style-name="P1"/>
      <text:p text:style-name="P1">QUESTIONS-GUIDES POUR ACCOMPAGNER :</text:p>
      <text:p text:style-name="P1"><text:s text:c="2"/>-&gt; Pourquoi ces services sont-ils "gratuits" ?</text:p>
      <text:p text:style-name="P1"><text:s text:c="2"/>-&gt; Qui paie réellement ?</text:p>
      <text:p text:style-name="P1"><text:s text:c="2"/>-&gt; Que deviennent vos clics, vos recherches, vos pauses vidéo ?</text:p>
      <text:p text:style-name="P1"><text:s text:c="2"/>-&gt; Comment une donnée devient-elle une prédiction ?</text:p>
      <text:p text:style-name="P1"/>
      <text:p text:style-name="P1">EXEMPLE CONCRET (à écrire au tableau pour aider) :</text:p>
      <text:p text:style-name="P1">"Vous cherchez 'chaussures de sport' sur Google </text:p>
      <text:p text:style-name="P1"><text:s text:c="2"/>-&gt; Cette recherche est enregistrée </text:p>
      <text:p text:style-name="P1"><text:s text:c="2"/>-&gt; Un algorithme vous identifie comme 'intéressé par le sport' </text:p>
      <text:p text:style-name="P1"><text:s text:c="2"/>-&gt; Cette information est vendue à Nike </text:p>
      <text:p text:style-name="P1"><text:s text:c="2"/>-&gt; Vous recevez une pub pour des chaussures."</text:p>
      <text:p text:style-name="P1"/>
      <text:p text:style-name="P1">--------------------------------------------------------------------------------</text:p>
      <text:p text:style-name="P1">INSTITUTIONNALISATION (à faire copier ou projeter en fin de phase)</text:p>
      <text:p text:style-name="P1">--------------------------------------------------------------------------------</text:p>
      <text:p text:style-name="P1"/>
      <text:p text:style-name="P1">CE QU'IL FAUT RETENIR – PHASE 2</text:p>
      <text:p text:style-name="P1"/>
      <text:p text:style-name="P1"><text:soft-page-break/>• CAPITALISME DE SURVEILLANCE (Shoshana Zuboff) :</text:p>
      <text:p text:style-name="P1"><text:s text:c="2"/>Système économique où l'expérience humaine est transformée en DONNEES </text:p>
      <text:p text:style-name="P1"/>
      <text:p text:style-name="P1"><text:s text:c="2"/>COMPORTEMENTALES, puis en PREDICTIONS de comportement, revendues sur un </text:p>
      <text:p text:style-name="P1"><text:s text:c="2"/>"marché des futurs".</text:p>
      <text:p text:style-name="P1"/>
      <text:p text:style-name="P1">• Le cycle en 6 étapes :</text:p>
      <text:p text:style-name="P1"><text:s text:c="2"/>1. Service "gratuit" </text:p>
      <text:p text:style-name="P1"><text:s text:c="2"/>2. Collecte massive de traces </text:p>
      <text:p text:style-name="P1"><text:s text:c="2"/>3. Données = matière première </text:p>
      <text:p text:style-name="P1"><text:s text:c="2"/>4. Algorithmes = usine de prédictions </text:p>
      <text:p text:style-name="P1"><text:s text:c="2"/>5. Vente aux acheteurs </text:p>
      <text:p text:style-name="P1"><text:s text:c="2"/>6. Influence sur vos choix (pubs, contenus, suggestions)</text:p>
      <text:p text:style-name="P1"/>
      <text:p text:style-name="P1">• Paradoxe : "Si c'est gratuit, c'est VOUS le produit."</text:p>
      <text:p text:style-name="P1"/>
      <text:p text:style-name="P1">PHRASE-CLE A RETENIR :</text:p>
      <text:p text:style-name="P1">"Le capitalisme de surveillance ne veut pas seulement connaître vos goûts, </text:p>
      <text:p text:style-name="P1">il veut PREDIRE et INFLUENCER vos comportements futurs."</text:p>
      <text:p text:style-name="P1"/>
      <text:p text:style-name="P2">PHASE 3 : ACTIVITE COLLABORATIVE – "Cartographie de mes traces" (15 min)</text:p>
      <text:p text:style-name="P1"/>
      <text:p text:style-name="P1"/>
      <text:p text:style-name="P1">TEASER (à lire ou projeter) :</text:p>
      <text:p text:style-name="P1">"Et si on faisait une radiographie de VOTRE journée numérique ? Vous allez </text:p>
      <text:p text:style-name="P1">découvrir combien de traces vous laissez derrière vous... et qui pourrait </text:p>
      <text:p text:style-name="P1">les récupérer. Spoiler : le chiffre va vous surprendre."</text:p>
      <text:p text:style-name="P1"/>
      <text:p text:style-name="P1">VARIANTE INTERACTIVE :</text:p>
      <text:p text:style-name="P1">Montrer une capture d'écran de "Mes activités Google" ou "Temps d'écran" </text:p>
      <text:p text:style-name="P1">(anonymisée) : "Voici ce que mon téléphone sait de moi en une semaine. </text:p>
      <text:p text:style-name="P1">À votre tour !"</text:p>
      <text:p text:style-name="P1"/>
      <text:p text:style-name="P1">--------------------------------------------------------------------------------</text:p>
      <text:p text:style-name="P1">ELEMENTS DE LANCEMENT POUR LES ELEVES</text:p>
      <text:p text:style-name="P1">--------------------------------------------------------------------------------</text:p>
      <text:p text:style-name="P1"/>
      <text:p text:style-name="P1">Consigne (sur la fiche ou au tableau) :</text:p>
      <text:p text:style-name="P1">"Reconstituez VOTRE journée type. Pour chaque moment où vous utilisez un </text:p>
      <text:p text:style-name="P1">outil numérique, notez : </text:p>
      <text:p text:style-name="P1"><text:s text:c="2"/>1) Quelle donnée est collectée ? </text:p>
      <text:p text:style-name="P1"><text:s text:c="2"/>2) Qui pourrait l'utiliser ? </text:p>
      <text:p text:style-name="P1"><text:s text:c="2"/>3) Quel risque ou avantage y voyez-vous ?"</text:p>
      <text:p text:style-name="P1"/>
      <text:p text:style-name="P1">EXEMPLE MODELE (à écrire au tableau) :</text:p>
      <text:p text:style-name="P1"/>
      <text:p text:style-name="P1">Moment : Trajet en bus avec Spotify</text:p>
      <text:p text:style-name="P1"><text:s text:c="2"/>-&gt; Donnée collectée : titres écoutés, moment, localisation approximative</text:p>
      <text:p text:style-name="P1"><text:soft-page-break/><text:s text:c="2"/>-&gt; Qui l'utilise ? : Spotify (recommandations), régies pub (profil musical)</text:p>
      <text:p text:style-name="P1"><text:s text:c="2"/>-&gt; Risque/Avantage : + découvertes musicales / - profilage commercial</text:p>
      <text:p text:style-name="P1"/>
      <text:p text:style-name="P1">AIDES AU DEMARRAGE (à projeter) :</text:p>
      <text:p text:style-name="P1"/>
      <text:p text:style-name="P1">Idees d'activités à analyser :</text:p>
      <text:p text:style-name="P1"><text:s text:c="2"/>-&gt; Réveil avec smartphone (heure de lever, applications ouvertes)</text:p>
      <text:p text:style-name="P1"><text:s text:c="2"/>-&gt; Recherche pour un DM (mots-clés, temps passé, sites visités)</text:p>
      <text:p text:style-name="P1"><text:s text:c="2"/>-&gt; Pause Instagram/TikTok (likes, vidéos regardées, commentaires)</text:p>
      <text:p text:style-name="P1"><text:s text:c="2"/>-&gt; Achat en ligne ou livraison (adresse, préférences, moyens de paiement)</text:p>
      <text:p text:style-name="P1"><text:s text:c="2"/>-&gt; Jeu mobile (temps de jeu, achats in-app, interactions)</text:p>
      <text:p text:style-name="P1"/>
      <text:p text:style-name="P1">QUESTION RELANCE POUR APPROFONDIR :</text:p>
      <text:p text:style-name="P1">"Parmi les traces que vous avez listées, lesquelles seriez-vous prêt·e à </text:p>
      <text:p text:style-name="P1">effacer si vous le pouviez ? Pourquoi ?"</text:p>
      <text:p text:style-name="P1"/>
      <text:p text:style-name="P1">--------------------------------------------------------------------------------</text:p>
      <text:p text:style-name="P1">INSTITUTIONNALISATION (à faire copier ou projeter en fin de phase)</text:p>
      <text:p text:style-name="P1">--------------------------------------------------------------------------------</text:p>
      <text:p text:style-name="P1"/>
      <text:p text:style-name="P1">CE QU'IL FAUT RETENIR – PHASE 3</text:p>
      <text:p text:style-name="P1"/>
      <text:p text:style-name="P1">• CHAQUE USAGE NUMERIQUE GENERE DES TRACES, même les plus banales.</text:p>
      <text:p text:style-name="P1"/>
      <text:p text:style-name="P1">• Ces traces peuvent être :</text:p>
      <text:p text:style-name="P1"><text:s text:c="2"/>-&gt; UTILISEES POUR VOUS (personnalisation, recommandations utiles)</text:p>
      <text:p text:style-name="P1"><text:s text:c="2"/>-&gt; UTILISEES CONTRE VOUS (profilage, discrimination, manipulation)</text:p>
      <text:p text:style-name="P1"/>
      <text:p text:style-name="P1">• LE RGPD (Règlement Général sur la Protection des Données, 2018) </text:p>
      <text:p text:style-name="P1"><text:s text:c="2"/>vous donne 4 droits fondamentaux :</text:p>
      <text:p text:style-name="P1"><text:s text:c="2"/>[x] Droit d'accès : savoir quelles données sont collectées</text:p>
      <text:p text:style-name="P1"><text:s text:c="2"/>[x] Droit de rectification : corriger des informations erronées</text:p>
      <text:p text:style-name="P1"><text:s text:c="2"/>[x] Droit à l'oubli : demander la suppression de vos données</text:p>
      <text:p text:style-name="P1"><text:s text:c="2"/>[x] Droit à la portabilité : récupérer vos données pour les transférer</text:p>
      <text:p text:style-name="P1"/>
      <text:p text:style-name="P1">PHRASE-CLE A RETENIR :</text:p>
      <text:p text:style-name="P1">"Protéger sa vie privée, ce n'est pas cacher, c'est CHOISIR ce qu'on partage."</text:p>
      <text:p text:style-name="P1"/>
      <text:p text:style-name="P2">PHASE 4 : SYNTHESE &amp; ENGAGEMENT – "Mes 3 gestes numériques" (8 min)</text:p>
      <text:p text:style-name="P2"/>
      <text:p text:style-name="P1">TEASER (à lire ou projeter) :</text:p>
      <text:p text:style-name="P1">"Maintenant que vous savez comment fonctionne le système, la vraie question </text:p>
      <text:p text:style-name="P1">est : qu'est-ce que VOUS pouvez faire ? Pas besoin d'être un expert en </text:p>
      <text:p text:style-name="P1">informatique pour reprendre le contrôle. 3 gestes suffisent pour commencer."</text:p>
      <text:p text:style-name="P1"/>
      <text:p text:style-name="P1">ACCROCHE MOTIVANTE :</text:p>
      <text:p text:style-name="P1">"Aujourd'hui, vous ne repartirez pas les mains vides : vous aurez une boîte </text:p>
      <text:p text:style-name="P1">à outils concrète pour naviguer plus librement."</text:p>
      <text:p text:style-name="P1"><text:soft-page-break/></text:p>
      <text:p text:style-name="P1">--------------------------------------------------------------------------------</text:p>
      <text:p text:style-name="P1">ELEMENTS DE LANCEMENT POUR LES ELEVES</text:p>
      <text:p text:style-name="P1">--------------------------------------------------------------------------------</text:p>
      <text:p text:style-name="P1"/>
      <text:p text:style-name="P1">Consigne (sur la fiche ou au tableau) :</text:p>
      <text:p text:style-name="P1">"Parmi la liste proposée (ou avec vos idées), choisissez 3 gestes concrets </text:p>
      <text:p text:style-name="P1">que vous vous engagez à tester cette semaine. Notez QUAND vous allez le faire."</text:p>
      <text:p text:style-name="P1"/>
      <text:p text:style-name="P1">EXEMPLES CONCRETS (à projeter) :</text:p>
      <text:p text:style-name="P1"/>
      <text:p text:style-name="P1">GESTES ACCESSIBLES DES AUJOURD'HUI :</text:p>
      <text:p text:style-name="P1"/>
      <text:p text:style-name="P1">PARAMETRAGE :</text:p>
      <text:p text:style-name="P1"><text:s text:c="2"/>-&gt; Désactiver la géolocalisation pour les apps inutiles</text:p>
      <text:p text:style-name="P1"><text:s text:c="2"/>-&gt; Vérifier les permissions (micro, caméra, contacts)</text:p>
      <text:p text:style-name="P1"><text:s text:c="2"/>-&gt; Activer la navigation privée pour les recherches sensibles</text:p>
      <text:p text:style-name="P1"/>
      <text:p text:style-name="P1">OUTILS ALTERNATIFS :</text:p>
      <text:p text:style-name="P1"><text:s text:c="2"/>-&gt; Moteur de recherche : Qwant, DuckDuckGo (moins de traçage)</text:p>
      <text:p text:style-name="P1"><text:s text:c="2"/>-&gt; Messagerie : Signal, ProtonMail (chiffrement)</text:p>
      <text:p text:style-name="P1"><text:s text:c="2"/>-&gt; Réseau social : paramétrer la confidentialité des publications</text:p>
      <text:p text:style-name="P1"/>
      <text:p text:style-name="P1">REFLEXION AVANT DE PARTAGER :</text:p>
      <text:p text:style-name="P1"><text:s text:c="2"/>-&gt; "Est-ce que je veux que cette photo/data soit visible dans 10 ans ?"</text:p>
      <text:p text:style-name="P1"><text:s text:c="2"/>-&gt; "Qui pourrait utiliser cette information contre moi ou mes proches ?"</text:p>
      <text:p text:style-name="P1"><text:s text:c="2"/>-&gt; "Est-ce que je donne mon consentement en connaissance de cause ?"</text:p>
      <text:p text:style-name="P1"/>
      <text:p text:style-name="P1">QUESTION D'ENGAGEMENT FINAL :</text:p>
      <text:p text:style-name="P1">"Quel est le PREMIER geste que vous ferez en rentrant chez vous ? </text:p>
      <text:p text:style-name="P1">Notez-le sur votre fiche."</text:p>
      <text:p text:style-name="P1"/>
      <text:p text:style-name="P1">--------------------------------------------------------------------------------</text:p>
      <text:p text:style-name="P1">INSTITUTIONNALISATION (à faire copier ou projeter en fin de séance)</text:p>
      <text:p text:style-name="P1">--------------------------------------------------------------------------------</text:p>
      <text:p text:style-name="P1"/>
      <text:p text:style-name="P1">SYNTHESE FINALE – CE QU'IL FAUT RETENIR</text:p>
      <text:p text:style-name="P1"/>
      <text:p text:style-name="P1">1. COMPRENDRE :</text:p>
      <text:p text:style-name="P1"><text:s text:c="3"/>-&gt; Le capitalisme de surveillance transforme nos vies en données monnayables.</text:p>
      <text:p text:style-name="P1"><text:s text:c="3"/>-&gt; Nos traces numériques ont une valeur économique et politique.</text:p>
      <text:p text:style-name="P1"/>
      <text:p text:style-name="P1">2. CONNAITRE SES DROITS (RGPD) :</text:p>
      <text:p text:style-name="P1"><text:s text:c="3"/>-&gt; Accès • Rectification • Oubli • Portabilité</text:p>
      <text:p text:style-name="P1"/>
      <text:p text:style-name="P1">3. AGIR AU QUOTIDIEN :</text:p>
      <text:p text:style-name="P1"><text:s text:c="3"/>-&gt; Paramétrer ses comptes et applications</text:p>
      <text:p text:style-name="P1"><text:s text:c="3"/>-&gt; Choisir des outils respectueux de la vie privée</text:p>
      <text:p text:style-name="P1"><text:soft-page-break/><text:s text:c="3"/>-&gt; Réfléchir avant de partager : "Est-ce nécessaire ? Est-ce réversible ?"</text:p>
      <text:p text:style-name="P1"/>
      <text:p text:style-name="P1">PHRASE DE CLOTURE :</text:p>
      <text:p text:style-name="P1">"Être citoyen·ne du numérique, ce n'est pas subir, c'est COMPRENDRE pour CHOISIR."</text:p>
      <text:p text:style-name="P1"/>
      <text:p text:style-name="P1">OBJECTIFS DE LA SEANCE ATTEINTS SI :</text:p>
      <text:p text:style-name="P1"><text:s text:c="2"/>[ ] Je peux expliquer simplement le capitalisme de surveillance</text:p>
      <text:p text:style-name="P1"><text:s text:c="2"/>[ ] Je connais au moins 2 de mes droits RGPD</text:p>
      <text:p text:style-name="P1"><text:s text:c="2"/>[ ] J'ai identifié 3 gestes concrets pour protéger ma vie privée</text:p>
      <text:p text:style-name="P1"/>
      <text:p text:style-name="P2">BONUS : QUESTIONS FREQUENTES DES ELEVES + REPONSES</text:p>
      <text:p text:style-name="P1"/>
      <text:p text:style-name="P1"/>
      <text:p text:style-name="P1">Q : "Mais alors, il faut arrêter Internet ?"</text:p>
      <text:p text:style-name="P1">R : Non ! Il s'agit d'utiliser les outils en conscience, pas de les fuir. </text:p>
      <text:p text:style-name="P1"><text:s text:c="4"/>Comme pour la route : on apprend les règles pour circuler en sécurité.</text:p>
      <text:p text:style-name="P1"/>
      <text:p text:style-name="P1">Q : "De toute façon, on ne peut rien y faire..."</text:p>
      <text:p text:style-name="P1">R : Faux : le RGPD existe grâce à la mobilisation citoyenne. Vos choix </text:p>
      <text:p text:style-name="P1"><text:s text:c="4"/>individuels + l'action collective font évoluer les pratiques.</text:p>
      <text:p text:style-name="P1"/>
      <text:p text:style-name="P1">Q : "Mais Google/TikTok sont trop utiles !"</text:p>
      <text:p text:style-name="P1">R : On peut reconnaître l'utilité d'un service ET questionner son modèle </text:p>
      <text:p text:style-name="P1"><text:s text:c="4"/>économique. L'objectif est de devenir un utilisateur averti, pas un </text:p>
      <text:p text:style-name="P1"><text:s text:c="4"/>consommateur passif.</text:p>
      <text:p text:style-name="P1"/>
      <text:p text:style-name="P1">Q : "Et si je n'ai rien à cacher ?"</text:p>
      <text:p text:style-name="P1">R : La vie privée n'est pas une question de secret, mais de DROIT : c'est </text:p>
      <text:p text:style-name="P1"><text:s text:c="4"/>à VOUS de décider ce que vous partagez, avec qui, et pour quoi faire.</text:p>
      <text:p text:style-name="P1"/>
      <text:p text:style-name="P1">Q : "Comment savoir qui a mes données ?"</text:p>
      <text:p text:style-name="P1">R : Via le droit d'accès RGPD : vous pouvez demander à une entreprise la </text:p>
      <text:p text:style-name="P1"><text:s text:c="4"/>liste des données qu'elle détient sur vous (modèle sur cnil.fr).</text:p>
      <text:p text:style-name="P1"/>
      <text:p text:style-name="P2">ASTUCES PEDAGOGIQUES SUPPLEMENTAIRES</text:p>
      <text:p text:style-name="P1"/>
      <text:p text:style-name="P1">[+] Pour les élèves en difficulté :</text:p>
      <text:p text:style-name="P1"><text:s text:c="4"/>Proposer un exemple entièrement rempli au tableau pour la phase 3, </text:p>
      <text:p text:style-name="P1"><text:s text:c="4"/>ou travailler en îlots avec un "élève-ressource".</text:p>
      <text:p text:style-name="P1"/>
      <text:p text:style-name="P1">[+] Pour les élèves rapides :</text:p>
      <text:p text:style-name="P1"><text:s text:c="4"/>Leur demander d'imaginer une application "éthique" : quelles données </text:p>
      <text:p text:style-name="P1"><text:s text:c="4"/>collecterait-elle ? Comment protégerait-elle les utilisateurs ?</text:p>
      <text:p text:style-name="P1"/>
      <text:p text:style-name="P1">[+] Gestion du débat :</text:p>
      <text:p text:style-name="P1"><text:s text:c="4"/>Si les échanges s'enflamment, recentrer sur les faits : </text:p>
      <text:p text:style-name="P1"><text:s text:c="4"/>"Qu'est-ce que la loi dit ?" / "Quelles sont les options techniques </text:p>
      <text:p text:style-name="P1"><text:s text:c="4"/>existantes ?"</text:p>
      <text:p text:style-name="P1"><text:soft-page-break/></text:p>
      <text:p text:style-name="P1">[+] Lien avec l'actualité :</text:p>
      <text:p text:style-name="P1"><text:s text:c="4"/>Mentionner un exemple récent (amende CNIL, nouvelle fonctionnalité de </text:p>
      <text:p text:style-name="P1"><text:s text:c="4"/>confidentialité, scandale de fuites de données) pour ancrer le sujet </text:p>
      <text:p text:style-name="P1"><text:s text:c="4"/>dans le réel.</text:p>
      <text:p text:style-name="P1"/>
      <text:p text:style-name="P1">[+] Évaluation formative :</text:p>
      <text:p text:style-name="P1"><text:s text:c="4"/>Ramasser les fiches en fin d'heure pour vérifier la compréhension </text:p>
      <text:p text:style-name="P1"><text:s text:c="4"/>(sans notation), ou faire un quiz rapide type "Vrai/Faux" à main levée.</text:p>
      <text:p text:style-name="P1"/>
      <text:p text:style-name="P2">CONSEIL DE CLOTURE</text:p>
      <text:p text:style-name="P1"/>
      <text:p text:style-name="P1">Terminez par une phrase d'ouverture :</text:p>
      <text:p text:style-name="P1"/>
      <text:p text:style-name="P1">"La prochaine fois que vous ouvrirez une application, posez-vous cette </text:p>
      <text:p text:style-name="P1">question : 'Qu'est-ce que je donne ? Qu'est-ce que je reçois ? Est-ce que </text:p>
      <text:p text:style-name="P1">c'est équitable ?' C'est ça, l'esprit critique numérique."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incent Keller</meta:initial-creator>
    <meta:creation-date>2026-04-22T20:03:00.186977897</meta:creation-date>
    <dc:date>2026-04-22T20:09:31.424663560</dc:date>
    <dc:creator>Vincent Keller</dc:creator>
    <meta:editing-duration>PT6M30S</meta:editing-duration>
    <meta:editing-cycles>3</meta:editing-cycles>
    <meta:generator>LibreOffice/25.2.7.2$Linux_X86_64 LibreOffice_project/5cbfd1ab6520636bb5f7b99185aa69bd7456825d</meta:generator>
    <meta:document-statistic meta:table-count="0" meta:image-count="0" meta:object-count="0" meta:page-count="7" meta:paragraph-count="224" meta:word-count="1764" meta:character-count="12110" meta:non-whitespace-character-count="10303"/>
  </office:meta>
</office:document-meta>
</file>